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riação e Configuração de Máquina Virtual no Microsoft Azure</text:h>
      <text:h text:style-name="Heading_20_2" text:outline-level="2">☁️ O que é o Azure</text:h>
      <text:p text:style-name="Text_20_body">O <text:span text:style-name="Strong_20_Emphasis">Microsoft Azure</text:span> é a plataforma de computação em nuvem da Microsoft que oferece uma ampla variedade de serviços, como máquinas virtuais, bancos de dados, redes e armazenamento.<text:line-break/>Ela permite criar, gerenciar e implantar aplicativos em uma rede global de datacenters.<text:line-break/>Utilizar o Azure para criar máquinas virtuais facilita o acesso a infraestrutura escalável, segura e sob demanda, ideal para testes, desenvolvimento e produção.</text:p>
      <text:p text:style-name="Horizontal_20_Line"/>
      <text:h text:style-name="Heading_20_2" text:outline-level="2">🛠️ Passo a Passo para Criar uma Máquina Virtual</text:h>
      <text:list text:style-name="L1">
        <text:list-item>
          <text:p text:style-name="P1"><text:span text:style-name="Strong_20_Emphasis">Acessar o portal Azure</text:span></text:p>
          <text:list>
            <text:list-item>
              <text:p text:style-name="P1">Ir até <text:a xlink:type="simple" xlink:href="https://portal.azure.com/" text:style-name="Internet_20_link" text:visited-style-name="Visited_20_Internet_20_Link">portal.azure.com</text:a>.</text:p>
            </text:list-item>
            <text:list-item>
              <text:p text:style-name="P1">Fazer login com sua conta Microsoft.</text:p>
            </text:list-item>
          </text:list>
        </text:list-item>
        <text:list-item>
          <text:p text:style-name="P1"><text:span text:style-name="Strong_20_Emphasis">Criar um novo recurso -&gt; Máquina Virtual</text:span></text:p>
          <text:list>
            <text:list-item>
              <text:p text:style-name="P1">No painel lateral, clicar em <text:span text:style-name="Strong_20_Emphasis">Criar um recurso</text:span>.</text:p>
            </text:list-item>
            <text:list-item>
              <text:p text:style-name="P1">Selecionar <text:span text:style-name="Strong_20_Emphasis">Máquina Virtual</text:span> no catálogo.</text:p>
            </text:list-item>
          </text:list>
        </text:list-item>
        <text:list-item>
          <text:p text:style-name="P1"><text:span text:style-name="Strong_20_Emphasis">Escolher o sistema operacional</text:span></text:p>
          <text:list>
            <text:list-item>
              <text:p text:style-name="P1">Escolher a imagem do sistema operacional desejado (exemplo: <text:span text:style-name="Strong_20_Emphasis">Windows Server 2022</text:span>, <text:span text:style-name="Strong_20_Emphasis">Ubuntu 20.04 LTS</text:span>).</text:p>
            </text:list-item>
          </text:list>
        </text:list-item>
        <text:list-item>
          <text:p text:style-name="P1"><text:span text:style-name="Strong_20_Emphasis">Definir o tamanho (SKU) da VM</text:span></text:p>
          <text:list>
            <text:list-item>
              <text:p text:style-name="P1">Escolher o tamanho (quantidade de vCPUs, RAM e armazenamento) conforme a necessidade.</text:p>
            </text:list-item>
            <text:list-item>
              <text:p text:style-name="P1">Exemplo de SKUs: <text:span text:style-name="Source_20_Text">B1s</text:span> (baixo custo), <text:span text:style-name="Source_20_Text">D2s_v3</text:span> (desempenho padrão).</text:p>
            </text:list-item>
          </text:list>
        </text:list-item>
        <text:list-item>
          <text:p text:style-name="P1"><text:span text:style-name="Strong_20_Emphasis">Configurar o método de autenticação</text:span></text:p>
          <text:list>
            <text:list-item>
              <text:p text:style-name="P1">Definir o usuário administrador.</text:p>
            </text:list-item>
            <text:list-item>
              <text:p text:style-name="P1">Escolher entre:</text:p>
              <text:list>
                <text:list-item>
                  <text:p text:style-name="P1">Senha</text:p>
                </text:list-item>
                <text:list-item>
                  <text:p text:style-name="P1">Chave pública SSH (recomendado para Linux)</text:p>
                </text:list-item>
              </text:list>
            </text:list-item>
          </text:list>
        </text:list-item>
        <text:list-item>
          <text:p text:style-name="P1"><text:span text:style-name="Strong_20_Emphasis">Ajustar as configurações de rede</text:span></text:p>
          <text:list>
            <text:list-item>
              <text:p text:style-name="P1">Associar a VM a uma Rede Virtual (VNet).</text:p>
            </text:list-item>
            <text:list-item>
              <text:p text:style-name="P1">Criar ou configurar um <text:span text:style-name="Strong_20_Emphasis">Network Security Group (NSG)</text:span> para controlar o tráfego de entrada/saída.</text:p>
            </text:list-item>
            <text:list-item>
              <text:p text:style-name="P1"><text:soft-page-break/>Definir se a VM terá um IP público.</text:p>
            </text:list-item>
          </text:list>
        </text:list-item>
        <text:list-item>
          <text:p text:style-name="P1"><text:span text:style-name="Strong_20_Emphasis">Revisar e criar a VM</text:span></text:p>
          <text:list>
            <text:list-item>
              <text:p text:style-name="P1">Revisar todas as configurações.</text:p>
            </text:list-item>
            <text:list-item>
              <text:p text:style-name="P1">Corrigir eventuais alertas ou erros destacados.</text:p>
            </text:list-item>
            <text:list-item>
              <text:p text:style-name="P1">Clicar em <text:span text:style-name="Strong_20_Emphasis">Criar</text:span> e aguardar a implantação.</text:p>
            </text:list-item>
          </text:list>
        </text:list-item>
      </text:list>
      <text:p text:style-name="Horizontal_20_Line"/>
      <text:h text:style-name="Heading_20_2" text:outline-level="2">💡 Dicas Importantes</text:h>
      <text:list text:style-name="L2">
        <text:list-item>
          <text:p text:style-name="P2"><text:span text:style-name="Strong_20_Emphasis">Utilizar tags</text:span>: Adicione tags aos seus recursos (ex: <text:span text:style-name="Source_20_Text">ambiente=teste</text:span>, <text:span text:style-name="Source_20_Text">projeto=azure-lab</text:span>) para facilitar a organização e o controle de custos.</text:p>
        </text:list-item>
        <text:list-item>
          <text:p text:style-name="P2"><text:span text:style-name="Strong_20_Emphasis">Configurar backups automáticos</text:span>: Para garantir que seus dados estejam protegidos contra falhas.</text:p>
        </text:list-item>
        <text:list-item>
          <text:p text:style-name="P2"><text:span text:style-name="Strong_20_Emphasis">Manter o sistema operacional atualizado</text:span>: Ative as atualizações automáticas para proteger a VM contra vulnerabilidades.</text:p>
        </text:list-item>
      </text:list>
      <text:p text:style-name="Horizontal_20_Line"/>
      <text:h text:style-name="Heading_20_2" text:outline-level="2">⚠️ Erros Comuns e Como Resolver</text:h>
      <text:list text:style-name="L3">
        <text:list-item>
          <text:p text:style-name="P3"><text:span text:style-name="Strong_20_Emphasis">Problemas de conexão</text:span></text:p>
          <text:list>
            <text:list-item>
              <text:p text:style-name="P3">Verifique se as regras de NSG permitem o tráfego da porta necessária (exemplo: RDP porta 3389 para Windows, SSH porta 22 para Linux).</text:p>
            </text:list-item>
            <text:list-item>
              <text:p text:style-name="P3">Confirme se a máquina possui um IP público.</text:p>
            </text:list-item>
          </text:list>
        </text:list-item>
        <text:list-item>
          <text:p text:style-name="P3"><text:span text:style-name="Strong_20_Emphasis">Custo elevado</text:span></text:p>
          <text:list>
            <text:list-item>
              <text:p text:style-name="P3">Escolha SKUs menores para ambientes de testes e desenvolvimento.</text:p>
            </text:list-item>
            <text:list-item>
              <text:p text:style-name="P3">Desligue as máquinas que não estão em uso para evitar cobranças desnecessárias.</text:p>
            </text:list-item>
          </text:list>
        </text:list-item>
      </text:list>
      <text:p text:style-name="Horizontal_20_Line"/>
      <text:p text:style-name="Quotations">Este documento faz parte do projeto de documentação de criação e configuração de VMs na plataforma Microsoft Azur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30T03:34:35.888000000</meta:creation-date>
    <dc:date>2025-04-30T03:36:53.253000000</dc:date>
    <meta:editing-duration>PT2M17S</meta:editing-duration>
    <meta:editing-cycles>1</meta:editing-cycles>
    <meta:document-statistic meta:table-count="0" meta:image-count="0" meta:object-count="0" meta:page-count="2" meta:paragraph-count="40" meta:word-count="404" meta:character-count="2437" meta:non-whitespace-character-count="2106"/>
    <meta:generator>LibreOffice/7.5.5.2$Windows_X86_64 LibreOffice_project/ca8fe7424262805f223b9a2334bc7181abbcbf5e</meta:generator>
  </office:meta>
</office:document-meta>
</file>